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arat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</text:p>
          </table:table-cell>
          <table:table-cell office:value-type="string" calcext:value-type="string">
            <text:p>Jitte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541339251" calcext:value-type="float">
            <text:p>55.8541339251</text:p>
          </table:table-cell>
          <table:table-cell office:value-type="float" office:value="0.927009496301" calcext:value-type="float">
            <text:p>0.9270094963</text:p>
          </table:table-cell>
          <table:table-cell office:value-type="float" office:value="0.950482272505" calcext:value-type="float">
            <text:p>0.95048227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631971642" calcext:value-type="float">
            <text:p>55.7631971642</text:p>
          </table:table-cell>
          <table:table-cell office:value-type="float" office:value="0.92754904504" calcext:value-type="float">
            <text:p>0.927549045</text:p>
          </table:table-cell>
          <table:table-cell office:value-type="float" office:value="0.955028979485" calcext:value-type="float">
            <text:p>0.95502897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839305599" calcext:value-type="float">
            <text:p>55.7839305599</text:p>
          </table:table-cell>
          <table:table-cell office:value-type="float" office:value="0.927970603473" calcext:value-type="float">
            <text:p>0.9279706035</text:p>
          </table:table-cell>
          <table:table-cell office:value-type="float" office:value="0.951157949874" calcext:value-type="float">
            <text:p>0.951157949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177224844" calcext:value-type="float">
            <text:p>55.8177224844</text:p>
          </table:table-cell>
          <table:table-cell office:value-type="float" office:value="0.935857278679" calcext:value-type="float">
            <text:p>0.9358572787</text:p>
          </table:table-cell>
          <table:table-cell office:value-type="float" office:value="0.94502544414" calcext:value-type="float">
            <text:p>0.945025444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4410972111" calcext:value-type="float">
            <text:p>56.4410972111</text:p>
          </table:table-cell>
          <table:table-cell office:value-type="float" office:value="0.983114365724" calcext:value-type="float">
            <text:p>0.9831143657</text:p>
          </table:table-cell>
          <table:table-cell office:value-type="float" office:value="0.901309694665" calcext:value-type="float">
            <text:p>0.90130969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41424147" calcext:value-type="float">
            <text:p>55.8041424147</text:p>
          </table:table-cell>
          <table:table-cell office:value-type="float" office:value="0.969316014104" calcext:value-type="float">
            <text:p>0.9693160141</text:p>
          </table:table-cell>
          <table:table-cell office:value-type="float" office:value="0.904365767912" calcext:value-type="float">
            <text:p>0.904365767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658374701" calcext:value-type="float">
            <text:p>55.7658374701</text:p>
          </table:table-cell>
          <table:table-cell office:value-type="float" office:value="0.928996042141" calcext:value-type="float">
            <text:p>0.9289960421</text:p>
          </table:table-cell>
          <table:table-cell office:value-type="float" office:value="0.949188326126" calcext:value-type="float">
            <text:p>0.949188326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905549452" calcext:value-type="float">
            <text:p>55.7905549452</text:p>
          </table:table-cell>
          <table:table-cell office:value-type="float" office:value="0.927297586895" calcext:value-type="float">
            <text:p>0.9272975869</text:p>
          </table:table-cell>
          <table:table-cell office:value-type="float" office:value="0.953884726409" calcext:value-type="float">
            <text:p>0.95388472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911960349" calcext:value-type="float">
            <text:p>55.911960349</text:p>
          </table:table-cell>
          <table:table-cell office:value-type="float" office:value="1.00046038082" calcext:value-type="float">
            <text:p>1.0004603808</text:p>
          </table:table-cell>
          <table:table-cell office:value-type="float" office:value="0.905122360063" calcext:value-type="float">
            <text:p>0.905122360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767025004" calcext:value-type="float">
            <text:p>55.7767025004</text:p>
          </table:table-cell>
          <table:table-cell office:value-type="float" office:value="0.927907433048" calcext:value-type="float">
            <text:p>0.927907433</text:p>
          </table:table-cell>
          <table:table-cell office:value-type="float" office:value="0.952210689145" calcext:value-type="float">
            <text:p>0.952210689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2:.A11])" office:value-type="float" office:value="16" calcext:value-type="float">
            <text:p>16</text:p>
          </table:table-cell>
          <table:table-cell table:formula="of:=AVERAGE([.B2:.B11])" office:value-type="float" office:value="55.87092790241" calcext:value-type="float">
            <text:p>55.8709279024</text:p>
          </table:table-cell>
          <table:table-cell table:formula="of:=[.F12]+[.I12]" office:value-type="float" office:value="56.0763831002703" calcext:value-type="float">
            <text:p>56.0763831003</text:p>
          </table:table-cell>
          <table:table-cell table:formula="of:=[.F12]-[.I12]" office:value-type="float" office:value="55.6654727045497" calcext:value-type="float">
            <text:p>55.6654727045</text:p>
          </table:table-cell>
          <table:table-cell table:formula="of:=STDEV([.B2:.B11])" office:value-type="float" office:value="0.205455197860254" calcext:value-type="float">
            <text:p>0.2054551979</text:p>
          </table:table-cell>
        </table:table-row>
        <table:table-row table:style-name="ro1">
          <table:table-cell table:number-columns-repeated="4"/>
          <table:table-cell table:formula="of:=AVERAGE([.A2:.A11])" office:value-type="float" office:value="16" calcext:value-type="float">
            <text:p>16</text:p>
          </table:table-cell>
          <table:table-cell table:formula="of:=AVERAGE([.C2:.C11])" office:value-type="float" office:value="0.9455478246225" calcext:value-type="float">
            <text:p>0.9455478246</text:p>
          </table:table-cell>
          <table:table-cell table:formula="of:=[.F13]+[.I13]" office:value-type="float" office:value="0.973397157015189" calcext:value-type="float">
            <text:p>0.973397157</text:p>
          </table:table-cell>
          <table:table-cell table:formula="of:=[.F13]-[.I13]" office:value-type="float" office:value="0.917698492229811" calcext:value-type="float">
            <text:p>0.9176984922</text:p>
          </table:table-cell>
          <table:table-cell table:formula="of:=STDEV([.C2:.C11])" office:value-type="float" office:value="0.027849332392689" calcext:value-type="float">
            <text:p>0.0278493324</text:p>
          </table:table-cell>
        </table:table-row>
        <table:table-row table:style-name="ro1">
          <table:table-cell table:number-columns-repeated="4"/>
          <table:table-cell table:formula="of:=AVERAGE([.A2:.A11])" office:value-type="float" office:value="16" calcext:value-type="float">
            <text:p>16</text:p>
          </table:table-cell>
          <table:table-cell table:formula="of:=AVERAGE([.D2:.D11])" office:value-type="float" office:value="0.9367776210324" calcext:value-type="float">
            <text:p>0.936777621</text:p>
          </table:table-cell>
          <table:table-cell table:formula="of:=[.F14]+[.I14]" office:value-type="float" office:value="0.959850370274151" calcext:value-type="float">
            <text:p>0.9598503703</text:p>
          </table:table-cell>
          <table:table-cell table:formula="of:=[.F14]-[.I14]" office:value-type="float" office:value="0.913704871790649" calcext:value-type="float">
            <text:p>0.9137048718</text:p>
          </table:table-cell>
          <table:table-cell table:formula="of:=STDEV([.D2:.D11])" office:value-type="float" office:value="0.0230727492417513" calcext:value-type="float">
            <text:p>0.023072749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101592433" calcext:value-type="float">
            <text:p>106.101592433</text:p>
          </table:table-cell>
          <table:table-cell office:value-type="float" office:value="1.02345150179" calcext:value-type="float">
            <text:p>1.0234515018</text:p>
          </table:table-cell>
          <table:table-cell office:value-type="float" office:value="0.961861370143" calcext:value-type="float">
            <text:p>0.961861370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31271109" calcext:value-type="float">
            <text:p>105.331271109</text:p>
          </table:table-cell>
          <table:table-cell office:value-type="float" office:value="0.987309838178" calcext:value-type="float">
            <text:p>0.9873098382</text:p>
          </table:table-cell>
          <table:table-cell office:value-type="float" office:value="0.999487366932" calcext:value-type="float">
            <text:p>0.99948736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41917041" calcext:value-type="float">
            <text:p>105.341917041</text:p>
          </table:table-cell>
          <table:table-cell office:value-type="float" office:value="0.987678092954" calcext:value-type="float">
            <text:p>0.987678093</text:p>
          </table:table-cell>
          <table:table-cell office:value-type="float" office:value="1.0078922352" calcext:value-type="float">
            <text:p>1.00789223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414069213" calcext:value-type="float">
            <text:p>106.414069213</text:p>
          </table:table-cell>
          <table:table-cell office:value-type="float" office:value="1.05283404585" calcext:value-type="float">
            <text:p>1.0528340459</text:p>
          </table:table-cell>
          <table:table-cell office:value-type="float" office:value="0.953140451006" calcext:value-type="float">
            <text:p>0.9531404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16727354" calcext:value-type="float">
            <text:p>105.316727354</text:p>
          </table:table-cell>
          <table:table-cell office:value-type="float" office:value="0.986786850464" calcext:value-type="float">
            <text:p>0.9867868505</text:p>
          </table:table-cell>
          <table:table-cell office:value-type="float" office:value="1.00393173692" calcext:value-type="float">
            <text:p>1.003931736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74893354" calcext:value-type="float">
            <text:p>105.274893354</text:p>
          </table:table-cell>
          <table:table-cell office:value-type="float" office:value="1.01731822533" calcext:value-type="float">
            <text:p>1.0173182253</text:p>
          </table:table-cell>
          <table:table-cell office:value-type="float" office:value="0.96128250135" calcext:value-type="float">
            <text:p>0.961282501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546690296" calcext:value-type="float">
            <text:p>105.546690296</text:p>
          </table:table-cell>
          <table:table-cell office:value-type="float" office:value="1.02048543239" calcext:value-type="float">
            <text:p>1.0204854324</text:p>
          </table:table-cell>
          <table:table-cell office:value-type="float" office:value="0.97235786174" calcext:value-type="float">
            <text:p>0.972357861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52568687" calcext:value-type="float">
            <text:p>105.252568687</text:p>
          </table:table-cell>
          <table:table-cell office:value-type="float" office:value="0.986345712144" calcext:value-type="float">
            <text:p>0.9863457121</text:p>
          </table:table-cell>
          <table:table-cell office:value-type="float" office:value="1.00671892816" calcext:value-type="float">
            <text:p>1.006718928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8418684" calcext:value-type="float">
            <text:p>105.38418684</text:p>
          </table:table-cell>
          <table:table-cell office:value-type="float" office:value="0.985907831434" calcext:value-type="float">
            <text:p>0.9859078314</text:p>
          </table:table-cell>
          <table:table-cell office:value-type="float" office:value="1.00497972574" calcext:value-type="float">
            <text:p>1.004979725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280603588" calcext:value-type="float">
            <text:p>105.280603588</text:p>
          </table:table-cell>
          <table:table-cell office:value-type="float" office:value="0.984715166417" calcext:value-type="float">
            <text:p>0.9847151664</text:p>
          </table:table-cell>
          <table:table-cell office:value-type="float" office:value="1.00430611909" calcext:value-type="float">
            <text:p>1.004306119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17:.A26])" office:value-type="float" office:value="32" calcext:value-type="float">
            <text:p>32</text:p>
          </table:table-cell>
          <table:table-cell table:formula="of:=AVERAGE([.B17:.B26])" office:value-type="float" office:value="105.5244519915" calcext:value-type="float">
            <text:p>105.5244519915</text:p>
          </table:table-cell>
          <table:table-cell table:formula="of:=[.F27]+[.I27]" office:value-type="float" office:value="105.926409454723" calcext:value-type="float">
            <text:p>105.9264094547</text:p>
          </table:table-cell>
          <table:table-cell table:formula="of:=[.F27]-[.I27]" office:value-type="float" office:value="105.122494528277" calcext:value-type="float">
            <text:p>105.1224945283</text:p>
          </table:table-cell>
          <table:table-cell table:formula="of:=STDEV([.B17:.B26])" office:value-type="float" office:value="0.401957463222827" calcext:value-type="float">
            <text:p>0.4019574632</text:p>
          </table:table-cell>
        </table:table-row>
        <table:table-row table:style-name="ro1">
          <table:table-cell table:number-columns-repeated="4"/>
          <table:table-cell table:formula="of:=AVERAGE([.A17:.A26])" office:value-type="float" office:value="32" calcext:value-type="float">
            <text:p>32</text:p>
          </table:table-cell>
          <table:table-cell table:formula="of:=AVERAGE([.C17:.C26])" office:value-type="float" office:value="1.0032832696951" calcext:value-type="float">
            <text:p>1.0032832697</text:p>
          </table:table-cell>
          <table:table-cell table:formula="of:=[.F28]+[.I28]" office:value-type="float" office:value="1.02699284689118" calcext:value-type="float">
            <text:p>1.0269928469</text:p>
          </table:table-cell>
          <table:table-cell table:formula="of:=[.F28]-[.I28]" office:value-type="float" office:value="0.979573692499022" calcext:value-type="float">
            <text:p>0.9795736925</text:p>
          </table:table-cell>
          <table:table-cell table:formula="of:=STDEV([.C17:.C26])" office:value-type="float" office:value="0.0237095771960783" calcext:value-type="float">
            <text:p>0.0237095772</text:p>
          </table:table-cell>
        </table:table-row>
        <table:table-row table:style-name="ro1">
          <table:table-cell table:number-columns-repeated="4"/>
          <table:table-cell table:formula="of:=AVERAGE([.A17:.A26])" office:value-type="float" office:value="32" calcext:value-type="float">
            <text:p>32</text:p>
          </table:table-cell>
          <table:table-cell table:formula="of:=AVERAGE([.D17:.D26])" office:value-type="float" office:value="0.9875958296281" calcext:value-type="float">
            <text:p>0.9875958296</text:p>
          </table:table-cell>
          <table:table-cell table:formula="of:=[.F29]+[.I29]" office:value-type="float" office:value="1.01005904289493" calcext:value-type="float">
            <text:p>1.0100590429</text:p>
          </table:table-cell>
          <table:table-cell table:formula="of:=[.F29]-[.I29]" office:value-type="float" office:value="0.965132616361266" calcext:value-type="float">
            <text:p>0.9651326164</text:p>
          </table:table-cell>
          <table:table-cell table:formula="of:=STDEV([.D17:.D26])" office:value-type="float" office:value="0.0224632132668344" calcext:value-type="float">
            <text:p>0.022463213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62426337" calcext:value-type="float">
            <text:p>189.762426337</text:p>
          </table:table-cell>
          <table:table-cell office:value-type="float" office:value="1.11875978289" calcext:value-type="float">
            <text:p>1.1187597829</text:p>
          </table:table-cell>
          <table:table-cell office:value-type="float" office:value="1.09721250444" calcext:value-type="float">
            <text:p>1.097212504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808422085" calcext:value-type="float">
            <text:p>189.808422085</text:p>
          </table:table-cell>
          <table:table-cell office:value-type="float" office:value="1.10226967731" calcext:value-type="float">
            <text:p>1.1022696773</text:p>
          </table:table-cell>
          <table:table-cell office:value-type="float" office:value="1.10905299669" calcext:value-type="float">
            <text:p>1.109052996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854376884" calcext:value-type="float">
            <text:p>190.854376884</text:p>
          </table:table-cell>
          <table:table-cell office:value-type="float" office:value="1.18593758217" calcext:value-type="float">
            <text:p>1.1859375822</text:p>
          </table:table-cell>
          <table:table-cell office:value-type="float" office:value="1.0502909969" calcext:value-type="float">
            <text:p>1.050290996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93970275" calcext:value-type="float">
            <text:p>189.693970275</text:p>
          </table:table-cell>
          <table:table-cell office:value-type="float" office:value="1.13188823355" calcext:value-type="float">
            <text:p>1.1318882336</text:p>
          </table:table-cell>
          <table:table-cell office:value-type="float" office:value="1.08769361754" calcext:value-type="float">
            <text:p>1.08769361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15185556" calcext:value-type="float">
            <text:p>189.715185556</text:p>
          </table:table-cell>
          <table:table-cell office:value-type="float" office:value="1.09988182446" calcext:value-type="float">
            <text:p>1.0998818245</text:p>
          </table:table-cell>
          <table:table-cell office:value-type="float" office:value="1.1085804131" calcext:value-type="float">
            <text:p>1.108580413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543299226" calcext:value-type="float">
            <text:p>189.543299226</text:p>
          </table:table-cell>
          <table:table-cell office:value-type="float" office:value="1.10179264977" calcext:value-type="float">
            <text:p>1.1017926498</text:p>
          </table:table-cell>
          <table:table-cell office:value-type="float" office:value="1.10707332041" calcext:value-type="float">
            <text:p>1.10707332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.04698359" calcext:value-type="float">
            <text:p>192.04698359</text:p>
          </table:table-cell>
          <table:table-cell office:value-type="float" office:value="1.18632017197" calcext:value-type="float">
            <text:p>1.186320172</text:p>
          </table:table-cell>
          <table:table-cell office:value-type="float" office:value="1.0100458092" calcext:value-type="float">
            <text:p>1.01004580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37117769" calcext:value-type="float">
            <text:p>189.637117769</text:p>
          </table:table-cell>
          <table:table-cell office:value-type="float" office:value="1.10258641987" calcext:value-type="float">
            <text:p>1.1025864199</text:p>
          </table:table-cell>
          <table:table-cell office:value-type="float" office:value="1.10776231813" calcext:value-type="float">
            <text:p>1.10776231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110951157" calcext:value-type="float">
            <text:p>190.110951157</text:p>
          </table:table-cell>
          <table:table-cell office:value-type="float" office:value="1.13865919555" calcext:value-type="float">
            <text:p>1.1386591956</text:p>
          </table:table-cell>
          <table:table-cell office:value-type="float" office:value="1.06847513957" calcext:value-type="float">
            <text:p>1.06847513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86490199" calcext:value-type="float">
            <text:p>189.786490199</text:p>
          </table:table-cell>
          <table:table-cell office:value-type="float" office:value="1.09635231908" calcext:value-type="float">
            <text:p>1.0963523191</text:p>
          </table:table-cell>
          <table:table-cell office:value-type="float" office:value="1.11106378382" calcext:value-type="float">
            <text:p>1.111063783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32:.A41])" office:value-type="float" office:value="64" calcext:value-type="float">
            <text:p>64</text:p>
          </table:table-cell>
          <table:table-cell table:formula="of:=AVERAGE([.B32:.B41])" office:value-type="float" office:value="190.0959223078" calcext:value-type="float">
            <text:p>190.0959223078</text:p>
          </table:table-cell>
          <table:table-cell table:formula="of:=[.F42]+[.I42]" office:value-type="float" office:value="190.877243361044" calcext:value-type="float">
            <text:p>190.877243361</text:p>
          </table:table-cell>
          <table:table-cell table:formula="of:=[.F42]-[.I42]" office:value-type="float" office:value="189.314601254556" calcext:value-type="float">
            <text:p>189.3146012546</text:p>
          </table:table-cell>
          <table:table-cell table:formula="of:=STDEV([.B32:.B41])" office:value-type="float" office:value="0.781321053243805" calcext:value-type="float">
            <text:p>0.7813210532</text:p>
          </table:table-cell>
        </table:table-row>
        <table:table-row table:style-name="ro1">
          <table:table-cell table:number-columns-repeated="4"/>
          <table:table-cell table:formula="of:=AVERAGE([.A32:.A41])" office:value-type="float" office:value="64" calcext:value-type="float">
            <text:p>64</text:p>
          </table:table-cell>
          <table:table-cell table:formula="of:=AVERAGE([.C32:.C41])" office:value-type="float" office:value="1.126444785662" calcext:value-type="float">
            <text:p>1.1264447857</text:p>
          </table:table-cell>
          <table:table-cell table:formula="of:=[.F43]+[.I43]" office:value-type="float" office:value="1.1609811910309" calcext:value-type="float">
            <text:p>1.160981191</text:p>
          </table:table-cell>
          <table:table-cell table:formula="of:=[.F43]-[.I43]" office:value-type="float" office:value="1.0919083802931" calcext:value-type="float">
            <text:p>1.0919083803</text:p>
          </table:table-cell>
          <table:table-cell table:formula="of:=STDEV([.C32:.C41])" office:value-type="float" office:value="0.0345364053688967" calcext:value-type="float">
            <text:p>0.0345364054</text:p>
          </table:table-cell>
        </table:table-row>
        <table:table-row table:style-name="ro1">
          <table:table-cell table:number-columns-repeated="4"/>
          <table:table-cell table:formula="of:=AVERAGE([.A32:.A41])" office:value-type="float" office:value="64" calcext:value-type="float">
            <text:p>64</text:p>
          </table:table-cell>
          <table:table-cell table:formula="of:=AVERAGE([.D32:.D41])" office:value-type="float" office:value="1.08572508998" calcext:value-type="float">
            <text:p>1.08572509</text:p>
          </table:table-cell>
          <table:table-cell table:formula="of:=[.F44]+[.I44]" office:value-type="float" office:value="1.11916877045196" calcext:value-type="float">
            <text:p>1.1191687705</text:p>
          </table:table-cell>
          <table:table-cell table:formula="of:=[.F44]-[.I44]" office:value-type="float" office:value="1.05228140950804" calcext:value-type="float">
            <text:p>1.0522814095</text:p>
          </table:table-cell>
          <table:table-cell table:formula="of:=STDEV([.D32:.D41])" office:value-type="float" office:value="0.0334436804719563" calcext:value-type="float">
            <text:p>0.03344368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971312249" calcext:value-type="float">
            <text:p>316.971312249</text:p>
          </table:table-cell>
          <table:table-cell office:value-type="float" office:value="1.32009354006" calcext:value-type="float">
            <text:p>1.3200935401</text:p>
          </table:table-cell>
          <table:table-cell office:value-type="float" office:value="1.30498484073" calcext:value-type="float">
            <text:p>1.304984840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5.836916482" calcext:value-type="float">
            <text:p>315.836916482</text:p>
          </table:table-cell>
          <table:table-cell office:value-type="float" office:value="1.32017890173" calcext:value-type="float">
            <text:p>1.3201789017</text:p>
          </table:table-cell>
          <table:table-cell office:value-type="float" office:value="1.30748758516" calcext:value-type="float">
            <text:p>1.3074875852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18778917" calcext:value-type="float">
            <text:p>316.218778917</text:p>
          </table:table-cell>
          <table:table-cell office:value-type="float" office:value="1.32582122158" calcext:value-type="float">
            <text:p>1.3258212216</text:p>
          </table:table-cell>
          <table:table-cell office:value-type="float" office:value="1.30741254827" calcext:value-type="float">
            <text:p>1.307412548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554213564" calcext:value-type="float">
            <text:p>316.554213564</text:p>
          </table:table-cell>
          <table:table-cell office:value-type="float" office:value="1.33753299461" calcext:value-type="float">
            <text:p>1.3375329946</text:p>
          </table:table-cell>
          <table:table-cell office:value-type="float" office:value="1.30867310151" calcext:value-type="float">
            <text:p>1.308673101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8.769407445" calcext:value-type="float">
            <text:p>318.769407445</text:p>
          </table:table-cell>
          <table:table-cell office:value-type="float" office:value="1.36288407281" calcext:value-type="float">
            <text:p>1.3628840728</text:p>
          </table:table-cell>
          <table:table-cell office:value-type="float" office:value="1.24440569594" calcext:value-type="float">
            <text:p>1.244405695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4.805063817" calcext:value-type="float">
            <text:p>314.805063817</text:p>
          </table:table-cell>
          <table:table-cell office:value-type="float" office:value="1.42913402563" calcext:value-type="float">
            <text:p>1.4291340256</text:p>
          </table:table-cell>
          <table:table-cell office:value-type="float" office:value="1.19336611374" calcext:value-type="float">
            <text:p>1.193366113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21656526" calcext:value-type="float">
            <text:p>316.221656526</text:p>
          </table:table-cell>
          <table:table-cell office:value-type="float" office:value="1.31860087023" calcext:value-type="float">
            <text:p>1.3186008702</text:p>
          </table:table-cell>
          <table:table-cell office:value-type="float" office:value="1.30699301052" calcext:value-type="float">
            <text:p>1.306993010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614927842" calcext:value-type="float">
            <text:p>316.614927842</text:p>
          </table:table-cell>
          <table:table-cell office:value-type="float" office:value="1.33197711864" calcext:value-type="float">
            <text:p>1.3319771186</text:p>
          </table:table-cell>
          <table:table-cell office:value-type="float" office:value="1.30289080614" calcext:value-type="float">
            <text:p>1.3028908061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8.700868217" calcext:value-type="float">
            <text:p>318.700868217</text:p>
          </table:table-cell>
          <table:table-cell office:value-type="float" office:value="1.41355271756" calcext:value-type="float">
            <text:p>1.4135527176</text:p>
          </table:table-cell>
          <table:table-cell office:value-type="float" office:value="1.21268539472" calcext:value-type="float">
            <text:p>1.212685394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573599327" calcext:value-type="float">
            <text:p>316.573599327</text:p>
          </table:table-cell>
          <table:table-cell office:value-type="float" office:value="1.32018814159" calcext:value-type="float">
            <text:p>1.3201881416</text:p>
          </table:table-cell>
          <table:table-cell office:value-type="float" office:value="1.3097672243" calcext:value-type="float">
            <text:p>1.309767224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47:.A56])" office:value-type="float" office:value="128" calcext:value-type="float">
            <text:p>128</text:p>
          </table:table-cell>
          <table:table-cell table:formula="of:=AVERAGE([.B47:.B56])" office:value-type="float" office:value="316.7266744386" calcext:value-type="float">
            <text:p>316.7266744386</text:p>
          </table:table-cell>
          <table:table-cell table:formula="of:=[.F57]+[.I57]" office:value-type="float" office:value="317.937411884612" calcext:value-type="float">
            <text:p>317.9374118846</text:p>
          </table:table-cell>
          <table:table-cell table:formula="of:=[.F57]-[.I57]" office:value-type="float" office:value="315.515936992588" calcext:value-type="float">
            <text:p>315.5159369926</text:p>
          </table:table-cell>
          <table:table-cell table:formula="of:=STDEV([.B47:.B56])" office:value-type="float" office:value="1.21073744601216" calcext:value-type="float">
            <text:p>1.210737446</text:p>
          </table:table-cell>
        </table:table-row>
        <table:table-row table:style-name="ro1">
          <table:table-cell table:number-columns-repeated="4"/>
          <table:table-cell table:formula="of:=AVERAGE([.A47:.A56])" office:value-type="float" office:value="128" calcext:value-type="float">
            <text:p>128</text:p>
          </table:table-cell>
          <table:table-cell table:formula="of:=AVERAGE([.C47:.C56])" office:value-type="float" office:value="1.347996360444" calcext:value-type="float">
            <text:p>1.3479963604</text:p>
          </table:table-cell>
          <table:table-cell table:formula="of:=[.F58]+[.I58]" office:value-type="float" office:value="1.38902508458437" calcext:value-type="float">
            <text:p>1.3890250846</text:p>
          </table:table-cell>
          <table:table-cell table:formula="of:=[.F58]-[.I58]" office:value-type="float" office:value="1.30696763630363" calcext:value-type="float">
            <text:p>1.3069676363</text:p>
          </table:table-cell>
          <table:table-cell table:formula="of:=STDEV([.C47:.C56])" office:value-type="float" office:value="0.041028724140368" calcext:value-type="float">
            <text:p>0.0410287241</text:p>
          </table:table-cell>
        </table:table-row>
        <table:table-row table:style-name="ro1">
          <table:table-cell table:number-columns-repeated="4"/>
          <table:table-cell table:formula="of:=AVERAGE([.A47:.A56])" office:value-type="float" office:value="128" calcext:value-type="float">
            <text:p>128</text:p>
          </table:table-cell>
          <table:table-cell table:formula="of:=AVERAGE([.D47:.D56])" office:value-type="float" office:value="1.279866632103" calcext:value-type="float">
            <text:p>1.2798666321</text:p>
          </table:table-cell>
          <table:table-cell table:formula="of:=[.F59]+[.I59]" office:value-type="float" office:value="1.3250767174655" calcext:value-type="float">
            <text:p>1.3250767175</text:p>
          </table:table-cell>
          <table:table-cell table:formula="of:=[.F59]-[.I59]" office:value-type="float" office:value="1.2346565467405" calcext:value-type="float">
            <text:p>1.2346565467</text:p>
          </table:table-cell>
          <table:table-cell table:formula="of:=STDEV([.D47:.D56])" office:value-type="float" office:value="0.0452100853624953" calcext:value-type="float">
            <text:p>0.045210085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672843953" calcext:value-type="float">
            <text:p>475.672843953</text:p>
          </table:table-cell>
          <table:table-cell office:value-type="float" office:value="1.76182796378" calcext:value-type="float">
            <text:p>1.7618279638</text:p>
          </table:table-cell>
          <table:table-cell office:value-type="float" office:value="1.68313658705" calcext:value-type="float">
            <text:p>1.683136587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862395099" calcext:value-type="float">
            <text:p>475.862395099</text:p>
          </table:table-cell>
          <table:table-cell office:value-type="float" office:value="1.73945963307" calcext:value-type="float">
            <text:p>1.7394596331</text:p>
          </table:table-cell>
          <table:table-cell office:value-type="float" office:value="1.68364607727" calcext:value-type="float">
            <text:p>1.683646077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.963666075" calcext:value-type="float">
            <text:p>477.963666075</text:p>
          </table:table-cell>
          <table:table-cell office:value-type="float" office:value="1.84922330134" calcext:value-type="float">
            <text:p>1.8492233013</text:p>
          </table:table-cell>
          <table:table-cell office:value-type="float" office:value="1.60557682778" calcext:value-type="float">
            <text:p>1.605576827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780185888" calcext:value-type="float">
            <text:p>475.780185888</text:p>
          </table:table-cell>
          <table:table-cell office:value-type="float" office:value="1.74298702544" calcext:value-type="float">
            <text:p>1.7429870254</text:p>
          </table:table-cell>
          <table:table-cell office:value-type="float" office:value="1.68717398866" calcext:value-type="float">
            <text:p>1.687173988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92208085" calcext:value-type="float">
            <text:p>475.92208085</text:p>
          </table:table-cell>
          <table:table-cell office:value-type="float" office:value="1.7357503423" calcext:value-type="float">
            <text:p>1.7357503423</text:p>
          </table:table-cell>
          <table:table-cell office:value-type="float" office:value="1.68236309953" calcext:value-type="float">
            <text:p>1.682363099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981923206" calcext:value-type="float">
            <text:p>479.981923206</text:p>
          </table:table-cell>
          <table:table-cell office:value-type="float" office:value="1.82560401243" calcext:value-type="float">
            <text:p>1.8256040124</text:p>
          </table:table-cell>
          <table:table-cell office:value-type="float" office:value="1.58717430332" calcext:value-type="float">
            <text:p>1.5871743033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893198223" calcext:value-type="float">
            <text:p>476.893198223</text:p>
          </table:table-cell>
          <table:table-cell office:value-type="float" office:value="1.73553499756" calcext:value-type="float">
            <text:p>1.7355349976</text:p>
          </table:table-cell>
          <table:table-cell office:value-type="float" office:value="1.67374180396" calcext:value-type="float">
            <text:p>1.673741804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8.835695803" calcext:value-type="float">
            <text:p>478.835695803</text:p>
          </table:table-cell>
          <table:table-cell office:value-type="float" office:value="1.7825996316" calcext:value-type="float">
            <text:p>1.7825996316</text:p>
          </table:table-cell>
          <table:table-cell office:value-type="float" office:value="1.62937724499" calcext:value-type="float">
            <text:p>1.62937724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8.159721845" calcext:value-type="float">
            <text:p>478.159721845</text:p>
          </table:table-cell>
          <table:table-cell office:value-type="float" office:value="1.78275305569" calcext:value-type="float">
            <text:p>1.7827530557</text:p>
          </table:table-cell>
          <table:table-cell office:value-type="float" office:value="1.6364353196" calcext:value-type="float">
            <text:p>1.636435319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139866086" calcext:value-type="float">
            <text:p>476.139866086</text:p>
          </table:table-cell>
          <table:table-cell office:value-type="float" office:value="1.80929888136" calcext:value-type="float">
            <text:p>1.8092988814</text:p>
          </table:table-cell>
          <table:table-cell office:value-type="float" office:value="1.62606998935" calcext:value-type="float">
            <text:p>1.626069989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62:.A71])" office:value-type="float" office:value="256" calcext:value-type="float">
            <text:p>256</text:p>
          </table:table-cell>
          <table:table-cell table:formula="of:=AVERAGE([.B62:.B71])" office:value-type="float" office:value="477.1211577028" calcext:value-type="float">
            <text:p>477.1211577028</text:p>
          </table:table-cell>
          <table:table-cell table:formula="of:=[.F72]+[.I72]" office:value-type="float" office:value="478.643036712272" calcext:value-type="float">
            <text:p>478.6430367123</text:p>
          </table:table-cell>
          <table:table-cell table:formula="of:=[.F72]-[.I72]" office:value-type="float" office:value="475.599278693328" calcext:value-type="float">
            <text:p>475.5992786933</text:p>
          </table:table-cell>
          <table:table-cell table:formula="of:=STDEV([.B62:.B71])" office:value-type="float" office:value="1.52187900947238" calcext:value-type="float">
            <text:p>1.5218790095</text:p>
          </table:table-cell>
        </table:table-row>
        <table:table-row table:style-name="ro1">
          <table:table-cell table:number-columns-repeated="4"/>
          <table:table-cell table:formula="of:=AVERAGE([.A62:.A71])" office:value-type="float" office:value="256" calcext:value-type="float">
            <text:p>256</text:p>
          </table:table-cell>
          <table:table-cell table:formula="of:=AVERAGE([.C62:.C71])" office:value-type="float" office:value="1.776503884457" calcext:value-type="float">
            <text:p>1.7765038845</text:p>
          </table:table-cell>
          <table:table-cell table:formula="of:=[.F73]+[.I73]" office:value-type="float" office:value="1.81719376607365" calcext:value-type="float">
            <text:p>1.8171937661</text:p>
          </table:table-cell>
          <table:table-cell table:formula="of:=[.F73]-[.I73]" office:value-type="float" office:value="1.73581400284035" calcext:value-type="float">
            <text:p>1.7358140028</text:p>
          </table:table-cell>
          <table:table-cell table:formula="of:=STDEV([.C62:.C71])" office:value-type="float" office:value="0.0406898816166527" calcext:value-type="float">
            <text:p>0.0406898816</text:p>
          </table:table-cell>
        </table:table-row>
        <table:table-row table:style-name="ro1">
          <table:table-cell table:number-columns-repeated="4"/>
          <table:table-cell table:formula="of:=AVERAGE([.A62:.A71])" office:value-type="float" office:value="256" calcext:value-type="float">
            <text:p>256</text:p>
          </table:table-cell>
          <table:table-cell table:formula="of:=AVERAGE([.D62:.D71])" office:value-type="float" office:value="1.649469524151" calcext:value-type="float">
            <text:p>1.6494695242</text:p>
          </table:table-cell>
          <table:table-cell table:formula="of:=[.F74]+[.I74]" office:value-type="float" office:value="1.68647201228319" calcext:value-type="float">
            <text:p>1.6864720123</text:p>
          </table:table-cell>
          <table:table-cell table:formula="of:=[.F74]-[.I74]" office:value-type="float" office:value="1.61246703601881" calcext:value-type="float">
            <text:p>1.612467036</text:p>
          </table:table-cell>
          <table:table-cell table:formula="of:=STDEV([.D62:.D71])" office:value-type="float" office:value="0.03700248813219" calcext:value-type="float">
            <text:p>0.037002488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940746227" calcext:value-type="float">
            <text:p>639.940746227</text:p>
          </table:table-cell>
          <table:table-cell office:value-type="float" office:value="2.63813445767" calcext:value-type="float">
            <text:p>2.6381344577</text:p>
          </table:table-cell>
          <table:table-cell office:value-type="float" office:value="2.24487626202" calcext:value-type="float">
            <text:p>2.24487626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24580959" calcext:value-type="float">
            <text:p>639.24580959</text:p>
          </table:table-cell>
          <table:table-cell office:value-type="float" office:value="2.52930683824" calcext:value-type="float">
            <text:p>2.5293068382</text:p>
          </table:table-cell>
          <table:table-cell office:value-type="float" office:value="2.33227655455" calcext:value-type="float">
            <text:p>2.332276554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4.941566167" calcext:value-type="float">
            <text:p>644.941566167</text:p>
          </table:table-cell>
          <table:table-cell office:value-type="float" office:value="2.58080436508" calcext:value-type="float">
            <text:p>2.5808043651</text:p>
          </table:table-cell>
          <table:table-cell office:value-type="float" office:value="2.27192454438" calcext:value-type="float">
            <text:p>2.271924544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315172083" calcext:value-type="float">
            <text:p>639.315172083</text:p>
          </table:table-cell>
          <table:table-cell office:value-type="float" office:value="2.52918175134" calcext:value-type="float">
            <text:p>2.5291817513</text:p>
          </table:table-cell>
          <table:table-cell office:value-type="float" office:value="2.34072212271" calcext:value-type="float">
            <text:p>2.3407221227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4.1274287" calcext:value-type="float">
            <text:p>644.1274287</text:p>
          </table:table-cell>
          <table:table-cell office:value-type="float" office:value="2.63807371485" calcext:value-type="float">
            <text:p>2.6380737149</text:p>
          </table:table-cell>
          <table:table-cell office:value-type="float" office:value="2.24025641896" calcext:value-type="float">
            <text:p>2.24025641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65735366" calcext:value-type="float">
            <text:p>638.865735366</text:p>
          </table:table-cell>
          <table:table-cell office:value-type="float" office:value="2.53237562918" calcext:value-type="float">
            <text:p>2.5323756292</text:p>
          </table:table-cell>
          <table:table-cell office:value-type="float" office:value="2.32364810935" calcext:value-type="float">
            <text:p>2.323648109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55914321" calcext:value-type="float">
            <text:p>638.55914321</text:p>
          </table:table-cell>
          <table:table-cell office:value-type="float" office:value="2.60346610928" calcext:value-type="float">
            <text:p>2.6034661093</text:p>
          </table:table-cell>
          <table:table-cell office:value-type="float" office:value="2.25844513042" calcext:value-type="float">
            <text:p>2.258445130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1.269671054" calcext:value-type="float">
            <text:p>641.269671054</text:p>
          </table:table-cell>
          <table:table-cell office:value-type="float" office:value="2.55043462876" calcext:value-type="float">
            <text:p>2.5504346288</text:p>
          </table:table-cell>
          <table:table-cell office:value-type="float" office:value="2.31666460395" calcext:value-type="float">
            <text:p>2.316664604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2.716215628" calcext:value-type="float">
            <text:p>642.716215628</text:p>
          </table:table-cell>
          <table:table-cell office:value-type="float" office:value="2.56831961975" calcext:value-type="float">
            <text:p>2.5683196198</text:p>
          </table:table-cell>
          <table:table-cell office:value-type="float" office:value="2.29625063175" calcext:value-type="float">
            <text:p>2.296250631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573354512" calcext:value-type="float">
            <text:p>638.573354512</text:p>
          </table:table-cell>
          <table:table-cell office:value-type="float" office:value="2.62509133779" calcext:value-type="float">
            <text:p>2.6250913378</text:p>
          </table:table-cell>
          <table:table-cell office:value-type="float" office:value="2.30421878697" calcext:value-type="float">
            <text:p>2.30421878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77:.A86])" office:value-type="float" office:value="512" calcext:value-type="float">
            <text:p>512</text:p>
          </table:table-cell>
          <table:table-cell table:formula="of:=AVERAGE([.B77:.B86])" office:value-type="float" office:value="640.7554842537" calcext:value-type="float">
            <text:p>640.7554842537</text:p>
          </table:table-cell>
          <table:table-cell table:formula="of:=[.F87]+[.I87]" office:value-type="float" office:value="643.140071722365" calcext:value-type="float">
            <text:p>643.1400717224</text:p>
          </table:table-cell>
          <table:table-cell table:formula="of:=[.F87]-[.I87]" office:value-type="float" office:value="638.370896785036" calcext:value-type="float">
            <text:p>638.370896785</text:p>
          </table:table-cell>
          <table:table-cell table:formula="of:=STDEV([.B77:.B86])" office:value-type="float" office:value="2.38458746866458" calcext:value-type="float">
            <text:p>2.3845874687</text:p>
          </table:table-cell>
        </table:table-row>
        <table:table-row table:style-name="ro1">
          <table:table-cell table:number-columns-repeated="4"/>
          <table:table-cell table:formula="of:=AVERAGE([.A77:.A86])" office:value-type="float" office:value="512" calcext:value-type="float">
            <text:p>512</text:p>
          </table:table-cell>
          <table:table-cell table:formula="of:=AVERAGE([.C77:.C86])" office:value-type="float" office:value="2.579518845194" calcext:value-type="float">
            <text:p>2.5795188452</text:p>
          </table:table-cell>
          <table:table-cell table:formula="of:=[.F88]+[.I88]" office:value-type="float" office:value="2.62394769550379" calcext:value-type="float">
            <text:p>2.6239476955</text:p>
          </table:table-cell>
          <table:table-cell table:formula="of:=[.F88]-[.I88]" office:value-type="float" office:value="2.53508999488421" calcext:value-type="float">
            <text:p>2.5350899949</text:p>
          </table:table-cell>
          <table:table-cell table:formula="of:=STDEV([.C77:.C86])" office:value-type="float" office:value="0.044428850309787" calcext:value-type="float">
            <text:p>0.0444288503</text:p>
          </table:table-cell>
        </table:table-row>
        <table:table-row table:style-name="ro1">
          <table:table-cell table:number-columns-repeated="4"/>
          <table:table-cell table:formula="of:=AVERAGE([.A77:.A86])" office:value-type="float" office:value="512" calcext:value-type="float">
            <text:p>512</text:p>
          </table:table-cell>
          <table:table-cell table:formula="of:=AVERAGE([.D77:.D86])" office:value-type="float" office:value="2.292928316506" calcext:value-type="float">
            <text:p>2.2929283165</text:p>
          </table:table-cell>
          <table:table-cell table:formula="of:=[.F89]+[.I89]" office:value-type="float" office:value="2.32973371852813" calcext:value-type="float">
            <text:p>2.3297337185</text:p>
          </table:table-cell>
          <table:table-cell table:formula="of:=[.F89]-[.I89]" office:value-type="float" office:value="2.25612291448386" calcext:value-type="float">
            <text:p>2.2561229145</text:p>
          </table:table-cell>
          <table:table-cell table:formula="of:=STDEV([.D77:.D86])" office:value-type="float" office:value="0.0368054020221348" calcext:value-type="float">
            <text:p>0.0368054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958151236" calcext:value-type="float">
            <text:p>776.958151236</text:p>
          </table:table-cell>
          <table:table-cell office:value-type="float" office:value="3.95281864839" calcext:value-type="float">
            <text:p>3.9528186484</text:p>
          </table:table-cell>
          <table:table-cell office:value-type="float" office:value="3.3377046045" calcext:value-type="float">
            <text:p>3.337704604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7.961811836" calcext:value-type="float">
            <text:p>777.961811836</text:p>
          </table:table-cell>
          <table:table-cell office:value-type="float" office:value="4.0922108078" calcext:value-type="float">
            <text:p>4.0922108078</text:p>
          </table:table-cell>
          <table:table-cell office:value-type="float" office:value="3.29968191147" calcext:value-type="float">
            <text:p>3.2996819115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9.167590039" calcext:value-type="float">
            <text:p>779.167590039</text:p>
          </table:table-cell>
          <table:table-cell office:value-type="float" office:value="4.10564137327" calcext:value-type="float">
            <text:p>4.1056413733</text:p>
          </table:table-cell>
          <table:table-cell office:value-type="float" office:value="3.26789565041" calcext:value-type="float">
            <text:p>3.267895650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006745092" calcext:value-type="float">
            <text:p>776.006745092</text:p>
          </table:table-cell>
          <table:table-cell office:value-type="float" office:value="3.95989193945" calcext:value-type="float">
            <text:p>3.9598919395</text:p>
          </table:table-cell>
          <table:table-cell office:value-type="float" office:value="3.37150590808" calcext:value-type="float">
            <text:p>3.3715059081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20221875" calcext:value-type="float">
            <text:p>775.920221875</text:p>
          </table:table-cell>
          <table:table-cell office:value-type="float" office:value="4.06841001857" calcext:value-type="float">
            <text:p>4.0684100186</text:p>
          </table:table-cell>
          <table:table-cell office:value-type="float" office:value="3.27146927662" calcext:value-type="float">
            <text:p>3.2714692766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362979073" calcext:value-type="float">
            <text:p>776.362979073</text:p>
          </table:table-cell>
          <table:table-cell office:value-type="float" office:value="3.97093759697" calcext:value-type="float">
            <text:p>3.970937597</text:p>
          </table:table-cell>
          <table:table-cell office:value-type="float" office:value="3.33394849296" calcext:value-type="float">
            <text:p>3.333948493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7.47273665" calcext:value-type="float">
            <text:p>777.47273665</text:p>
          </table:table-cell>
          <table:table-cell office:value-type="float" office:value="3.95895989593" calcext:value-type="float">
            <text:p>3.9589598959</text:p>
          </table:table-cell>
          <table:table-cell office:value-type="float" office:value="3.36284801969" calcext:value-type="float">
            <text:p>3.3628480197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7.625322529" calcext:value-type="float">
            <text:p>777.625322529</text:p>
          </table:table-cell>
          <table:table-cell office:value-type="float" office:value="3.97370208333" calcext:value-type="float">
            <text:p>3.9737020833</text:p>
          </table:table-cell>
          <table:table-cell office:value-type="float" office:value="3.32745757143" calcext:value-type="float">
            <text:p>3.327457571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435379069" calcext:value-type="float">
            <text:p>776.435379069</text:p>
          </table:table-cell>
          <table:table-cell office:value-type="float" office:value="3.96075717124" calcext:value-type="float">
            <text:p>3.9607571712</text:p>
          </table:table-cell>
          <table:table-cell office:value-type="float" office:value="3.33739514316" calcext:value-type="float">
            <text:p>3.337395143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267357308" calcext:value-type="float">
            <text:p>776.267357308</text:p>
          </table:table-cell>
          <table:table-cell office:value-type="float" office:value="4.02906286119" calcext:value-type="float">
            <text:p>4.0290628612</text:p>
          </table:table-cell>
          <table:table-cell office:value-type="float" office:value="3.31375384586" calcext:value-type="float">
            <text:p>3.3137538459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AVERAGE([.A92:.A101])" office:value-type="float" office:value="1024" calcext:value-type="float">
            <text:p>1024</text:p>
          </table:table-cell>
          <table:table-cell table:formula="of:=AVERAGE([.B92:.B101])" office:value-type="float" office:value="777.0178294707" calcext:value-type="float">
            <text:p>777.0178294707</text:p>
          </table:table-cell>
          <table:table-cell table:formula="of:=[.F102]+[.I102]" office:value-type="float" office:value="778.053334880963" calcext:value-type="float">
            <text:p>778.053334881</text:p>
          </table:table-cell>
          <table:table-cell table:formula="of:=[.F102]-[.I102]" office:value-type="float" office:value="775.982324060437" calcext:value-type="float">
            <text:p>775.9823240604</text:p>
          </table:table-cell>
          <table:table-cell table:formula="of:=STDEV([.B92:.B101])" office:value-type="float" office:value="1.03550541026316" calcext:value-type="float">
            <text:p>1.0355054103</text:p>
          </table:table-cell>
        </table:table-row>
        <table:table-row table:style-name="ro1">
          <table:table-cell table:number-columns-repeated="4"/>
          <table:table-cell table:formula="of:=AVERAGE([.A92:.A101])" office:value-type="float" office:value="1024" calcext:value-type="float">
            <text:p>1024</text:p>
          </table:table-cell>
          <table:table-cell table:formula="of:=AVERAGE([.C92:.C101])" office:value-type="float" office:value="4.007239239614" calcext:value-type="float">
            <text:p>4.0072392396</text:p>
          </table:table-cell>
          <table:table-cell table:formula="of:=[.F103]+[.I103]" office:value-type="float" office:value="4.06802911209286" calcext:value-type="float">
            <text:p>4.0680291121</text:p>
          </table:table-cell>
          <table:table-cell table:formula="of:=[.F103]-[.I103]" office:value-type="float" office:value="3.94644936713514" calcext:value-type="float">
            <text:p>3.9464493671</text:p>
          </table:table-cell>
          <table:table-cell table:formula="of:=STDEV([.C92:.C101])" office:value-type="float" office:value="0.0607898724788562" calcext:value-type="float">
            <text:p>0.0607898725</text:p>
          </table:table-cell>
        </table:table-row>
        <table:table-row table:style-name="ro1">
          <table:table-cell table:number-columns-repeated="4"/>
          <table:table-cell table:formula="of:=AVERAGE([.A92:.A101])" office:value-type="float" office:value="1024" calcext:value-type="float">
            <text:p>1024</text:p>
          </table:table-cell>
          <table:table-cell table:formula="of:=AVERAGE([.D92:.D101])" office:value-type="float" office:value="3.322366042418" calcext:value-type="float">
            <text:p>3.3223660424</text:p>
          </table:table-cell>
          <table:table-cell table:formula="of:=[.F104]+[.I104]" office:value-type="float" office:value="3.35704069400777" calcext:value-type="float">
            <text:p>3.357040694</text:p>
          </table:table-cell>
          <table:table-cell table:formula="of:=[.F104]-[.I104]" office:value-type="float" office:value="3.28769139082823" calcext:value-type="float">
            <text:p>3.2876913908</text:p>
          </table:table-cell>
          <table:table-cell table:formula="of:=STDEV([.D92:.D101])" office:value-type="float" office:value="0.0346746515897675" calcext:value-type="float">
            <text:p>0.0346746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2:21:49.709718914</meta:creation-date>
    <dc:date>2015-02-09T22:25:31.730681726</dc:date>
    <meta:editing-duration>P0D</meta:editing-duration>
    <meta:editing-cycles>1</meta:editing-cycles>
    <meta:document-statistic meta:table-count="1" meta:cell-count="389" meta:object-count="0"/>
    <meta:generator>LibreOffice/4.2.7.2$Linux_X86_64 LibreOffice_project/420m0$Build-2</meta:generator>
  </office:meta>
</office:document-meta>
</file>